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List_20_Paragraph" style:list-style-name="WWNum16">
      <style:text-properties officeooo:rsid="0018e48a" officeooo:paragraph-rsid="0018e48a"/>
    </style:style>
    <style:style style:name="P2" style:family="paragraph" style:parent-style-name="List_20_Paragraph" style:list-style-name="WWNum16">
      <style:text-properties officeooo:paragraph-rsid="0018e48a"/>
    </style:style>
    <style:style style:name="P3" style:family="paragraph" style:parent-style-name="Standard">
      <style:text-properties officeooo:rsid="0018dd4f" officeooo:paragraph-rsid="0018dd4f"/>
    </style:style>
    <style:style style:name="P4" style:family="paragraph" style:parent-style-name="Standard" style:list-style-name="L1">
      <style:text-properties officeooo:rsid="0018dd4f" officeooo:paragraph-rsid="0018dd4f"/>
    </style:style>
    <style:style style:name="P5" style:family="paragraph" style:parent-style-name="Standard" style:list-style-name="L2">
      <style:text-properties officeooo:rsid="0018dd4f" officeooo:paragraph-rsid="0018dd4f"/>
    </style:style>
    <style:style style:name="P6" style:family="paragraph" style:parent-style-name="Standard" style:list-style-name="L3">
      <style:text-properties officeooo:rsid="0018dd4f" officeooo:paragraph-rsid="0018dd4f"/>
    </style:style>
    <style:style style:name="P7" style:family="paragraph" style:parent-style-name="Standard" style:list-style-name="L3">
      <style:text-properties officeooo:rsid="0018dd4f" officeooo:paragraph-rsid="001acba5"/>
    </style:style>
    <style:style style:name="P8" style:family="paragraph" style:parent-style-name="Standard" style:list-style-name="L4">
      <style:text-properties officeooo:rsid="0018dd4f" officeooo:paragraph-rsid="0018dd4f"/>
    </style:style>
    <style:style style:name="P9" style:family="paragraph" style:parent-style-name="Standard" style:list-style-name="L4">
      <style:text-properties officeooo:rsid="0018dd4f" officeooo:paragraph-rsid="00192d3a"/>
    </style:style>
    <style:style style:name="P10" style:family="paragraph" style:parent-style-name="Standard" style:list-style-name="L4">
      <style:text-properties officeooo:paragraph-rsid="001acba5"/>
    </style:style>
    <style:style style:name="P11" style:family="paragraph" style:parent-style-name="Standard" style:list-style-name="L4">
      <style:text-properties officeooo:rsid="00192d3a" officeooo:paragraph-rsid="00192d3a"/>
    </style:style>
    <style:style style:name="P12" style:family="paragraph" style:parent-style-name="Standard" style:list-style-name="L3">
      <style:text-properties officeooo:rsid="001acba5" officeooo:paragraph-rsid="001acba5"/>
    </style:style>
    <style:style style:name="P13" style:family="paragraph" style:parent-style-name="Standard" style:list-style-name="L4">
      <style:text-properties officeooo:rsid="001acba5" officeooo:paragraph-rsid="001acba5"/>
    </style:style>
    <style:style style:name="P14" style:family="paragraph" style:parent-style-name="Standard">
      <style:text-properties officeooo:rsid="001d999a" officeooo:paragraph-rsid="001d99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e48a"/>
    </style:style>
    <style:style style:name="T3" style:family="text">
      <style:text-properties style:font-name="Calibri" style:font-name-complex="Calibri2"/>
    </style:style>
    <style:style style:name="T4" style:family="text">
      <style:text-properties style:font-name="Wingdings" style:font-name-asian="Wingdings2" style:font-name-complex="Wingdings2"/>
    </style:style>
    <style:style style:name="T5" style:family="text">
      <style:text-properties officeooo:rsid="00192d3a"/>
    </style:style>
    <style:style style:name="T6" style:family="text">
      <style:text-properties officeooo:rsid="001acba5"/>
    </style:style>
    <style:style style:name="T7" style:family="text">
      <style:text-properties style:font-name="Liberation Sans" fo:font-size="14.1000003814697pt" fo:font-weight="bold" officeooo:rsid="001acba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officeooo:rsid="001cc609"/>
    </style:style>
    <style:style style:name="T9" style:family="text">
      <style:text-properties officeooo:rsid="001d99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te <text:span text:style-name="T9">proyecto pretende gestionar usuarios de aplicación en dos tipos de roles (usuario y administrador).</text:span></text:p>
      <text:p text:style-name="P14">Los usuarios tendrán unas preferencias y amistades con otros usuarios del sistema.</text:p>
      <text:h text:style-name="Heading_20_3" text:outline-level="3">Roles:</text:h>
      <text:list xml:id="list1635478296" text:style-name="L1">
        <text:list-item>
          <text:p text:style-name="P4">Administrador</text:p>
        </text:list-item>
        <text:list-item>
          <text:p text:style-name="P4">Usuario</text:p>
        </text:list-item>
      </text:list>
      <text:p text:style-name="P3"/>
      <text:h text:style-name="Heading_20_3" text:outline-level="3">Preferencias:</text:h>
      <text:list xml:id="list3842031312" text:style-name="WWNum16">
        <text:list-item>
          <text:p text:style-name="P2"><text:span text:style-name="T3">Relación seria </text:span><text:span text:style-name="T4"></text:span><text:span text:style-name="T3"> indicarán si su finalidad es una relación seria o esporádica.</text:span></text:p>
        </text:list-item>
        <text:list-item>
          <text:p text:style-name="P2"><text:span text:style-name="T3">Deportivos </text:span><text:span text:style-name="T4"></text:span><text:span text:style-name="T3"> valor numérico que indica, de 0 a 100, su gusto por los deportes.</text:span></text:p>
        </text:list-item>
        <text:list-item>
          <text:p text:style-name="P2"><text:span text:style-name="T3">Artísticos </text:span><text:span text:style-name="T4"></text:span><text:span text:style-name="T3"> valor que indica su inquietud artística.</text:span></text:p>
        </text:list-item>
        <text:list-item>
          <text:p text:style-name="P2"><text:span text:style-name="T3">Políticos </text:span><text:span text:style-name="T4"></text:span><text:span text:style-name="T3"> interés por la política, valorando de 0 a 100.</text:span></text:p>
        </text:list-item>
        <text:list-item>
          <text:p text:style-name="P1"><text:span text:style-name="T3">Tiene/Quiere hijos o no </text:span><text:span text:style-name="T4"></text:span><text:span text:style-name="T3"> Indicando si tiene y/o si quiere hijos.</text:span></text:p>
        </text:list-item>
        <text:list-item>
          <text:p text:style-name="P1"><text:span text:style-name="T3">Interés en: hombres, mujeres o ambos.</text:span></text:p>
        </text:list-item>
      </text:list>
      <text:p text:style-name="P3"/>
      <text:h text:style-name="Heading_20_3" text:outline-level="3"><text:span text:style-name="T7">Requisitos funcionales</text:span>:</text:h>
      <text:p text:style-name="P3"/>
      <text:p text:style-name="P3"><text:span text:style-name="T1">Comunes</text:span>:</text:p>
      <text:list xml:id="list1397962553" text:style-name="L2">
        <text:list-item>
          <text:p text:style-name="P5">Registro <text:span text:style-name="T8">de usuario.</text:span></text:p>
        </text:list-item>
        <text:list-item>
          <text:p text:style-name="P5">Recuperar contraseña.</text:p>
        </text:list-item>
        <text:list-item>
          <text:p text:style-name="P5">Acceder <text:span text:style-name="T6">a sistema</text:span></text:p>
        </text:list-item>
      </text:list>
      <text:p text:style-name="P3"><text:span text:style-name="T1">Usuario</text:span>:</text:p>
      <text:list xml:id="list2758578557" text:style-name="L3">
        <text:list-item>
          <text:p text:style-name="P12">Acceder a cuadro de amistades.</text:p>
        </text:list-item>
        <text:list-item>
          <text:p text:style-name="P7">Ver usuarios según preferencias.</text:p>
        </text:list-item>
        <text:list-item>
          <text:p text:style-name="P6">Seleccionar usuarios que me gustan.</text:p>
        </text:list-item>
        <text:list-item>
          <text:p text:style-name="P6">Ver amigos.</text:p>
        </text:list-item>
        <text:list-item>
          <text:p text:style-name="P6">Enviar mensaje.</text:p>
        </text:list-item>
        <text:list-item>
          <text:p text:style-name="P6">Ver usuarios en linea.</text:p>
        </text:list-item>
        <text:list-item>
          <text:p text:style-name="P6">Editar perfil.</text:p>
        </text:list-item>
      </text:list>
      <text:p text:style-name="P3"><text:span text:style-name="T1">Administrador</text:span>:</text:p>
      <text:list xml:id="list2238731012" text:style-name="L4">
        <text:list-item>
          <text:p text:style-name="P13">Todas las funcionalidades del usuario.</text:p>
        </text:list-item>
        <text:list-item>
          <text:p text:style-name="P10"><text:span text:style-name="T5">Listar </text:span><text:span text:style-name="T2">Usuarios.</text:span></text:p>
        </text:list-item>
        <text:list-item>
          <text:p text:style-name="P11">Crear Usuarios.</text:p>
        </text:list-item>
        <text:list-item>
          <text:p text:style-name="P11">Modificar Usuarios.</text:p>
        </text:list-item>
        <text:list-item>
          <text:p text:style-name="P11">Eliminar Usuarios.</text:p>
        </text:list-item>
        <text:list-item>
          <text:p text:style-name="P9"><text:span text:style-name="T2">Activar </text:span><text:span text:style-name="T5">U</text:span><text:span text:style-name="T2">suarios.</text:span></text:p>
        </text:list-item>
        <text:list-item>
          <text:p text:style-name="P8"><text:span text:style-name="T5">Listar </text:span><text:span text:style-name="T2">Administradores.</text:span></text:p>
        </text:list-item>
        <text:list-item>
          <text:p text:style-name="P11">Crear Administradores.</text:p>
        </text:list-item>
        <text:list-item>
          <text:p text:style-name="P11">Modificar Administradores.</text:p>
        </text:list-item>
        <text:list-item>
          <text:p text:style-name="P11">Eliminar Administradores.</text:p>
        </text:list-item>
        <text:list-item>
          <text:p text:style-name="P11">Activar Administradores.</text:p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StarSymbol" svg:font-family="Star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bullet text:level="1" text:style-name="Character_20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3T13:05:40.591457926</meta:creation-date>
    <dc:date>2020-10-13T14:29:32.251349067</dc:date>
    <meta:editing-duration>PT2M50S</meta:editing-duration>
    <meta:editing-cycles>1</meta:editing-cycles>
    <meta:document-statistic meta:table-count="0" meta:image-count="0" meta:object-count="0" meta:page-count="1" meta:paragraph-count="38" meta:word-count="188" meta:character-count="1137" meta:non-whitespace-character-count="1016"/>
    <meta:generator>LibreOffice/7.0.2.2$Linux_X86_64 LibreOffice_project/8349ace3c3162073abd90d81fd06dcfb6b36b994</meta:generator>
  </office:meta>
</office:document-meta>
</file>